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3dbd4" officeooo:paragraph-rsid="0013dbd4"/>
    </style:style>
    <style:style style:name="P2" style:family="paragraph" style:parent-style-name="Standard">
      <style:text-properties fo:font-size="20pt" officeooo:rsid="0013dbd4" officeooo:paragraph-rsid="0013dbd4" style:font-size-asian="20pt" style:font-size-complex="20pt"/>
    </style:style>
    <style:style style:name="P3" style:family="paragraph" style:parent-style-name="Standard">
      <style:text-properties fo:font-size="20pt" officeooo:rsid="0013dbd4" officeooo:paragraph-rsid="00177294" style:font-size-asian="20pt" style:font-size-complex="20pt"/>
    </style:style>
    <style:style style:name="P4" style:family="paragraph" style:parent-style-name="Standard">
      <style:text-properties fo:font-size="20pt" officeooo:rsid="0013dbd4" officeooo:paragraph-rsid="001814b6" style:font-size-asian="20pt" style:font-size-complex="20pt"/>
    </style:style>
    <style:style style:name="P5" style:family="paragraph" style:parent-style-name="Standard">
      <style:text-properties fo:font-size="12pt" style:text-underline-style="none" officeooo:rsid="0016e735" officeooo:paragraph-rsid="0016e735" style:font-size-asian="12pt" style:font-size-complex="12pt"/>
    </style:style>
    <style:style style:name="P6" style:family="paragraph" style:parent-style-name="Standard">
      <style:text-properties fo:font-size="16pt" officeooo:rsid="0013dbd4" officeooo:paragraph-rsid="0013dbd4" style:font-size-asian="16pt" style:font-size-complex="16pt"/>
    </style:style>
    <style:style style:name="P7" style:family="paragraph" style:parent-style-name="Standard">
      <style:text-properties fo:font-size="16pt" style:text-underline-style="solid" style:text-underline-width="auto" style:text-underline-color="font-color" officeooo:rsid="0013dbd4" officeooo:paragraph-rsid="0013dbd4" style:font-size-asian="16pt" style:font-size-complex="16pt"/>
    </style:style>
    <style:style style:name="P8" style:family="paragraph" style:parent-style-name="Standard">
      <style:text-properties fo:font-size="16pt" style:text-underline-style="solid" style:text-underline-width="auto" style:text-underline-color="font-color" officeooo:rsid="0016e735" officeooo:paragraph-rsid="0016e735" style:font-size-asian="16pt" style:font-size-complex="16pt"/>
    </style:style>
    <style:style style:name="P9" style:family="paragraph" style:parent-style-name="Standard">
      <style:text-properties fo:font-size="16pt" style:text-underline-style="none" officeooo:rsid="0013dbd4" officeooo:paragraph-rsid="0013dbd4" style:font-size-asian="16pt" style:font-size-complex="16pt"/>
    </style:style>
    <style:style style:name="P10" style:family="paragraph" style:parent-style-name="Standard">
      <style:text-properties fo:font-size="16pt" style:text-underline-style="solid" style:text-underline-width="auto" style:text-underline-color="font-color" officeooo:rsid="0013dbd4" officeooo:paragraph-rsid="00177294" style:font-size-asian="16pt" style:font-size-complex="16pt"/>
    </style:style>
    <style:style style:name="P11" style:family="paragraph" style:parent-style-name="Standard" style:list-style-name="L1">
      <style:text-properties officeooo:rsid="00177294" officeooo:paragraph-rsid="00177294"/>
    </style:style>
    <style:style style:name="P12" style:family="paragraph" style:parent-style-name="Standard" style:list-style-name="L1">
      <style:text-properties fo:font-size="12pt" style:text-underline-style="none" officeooo:rsid="00177294" officeooo:paragraph-rsid="00177294" style:font-size-asian="10.5pt" style:font-size-complex="12pt"/>
    </style:style>
    <style:style style:name="P13" style:family="paragraph" style:parent-style-name="Standard" style:list-style-name="L2">
      <style:text-properties fo:font-size="12pt" style:text-underline-style="none" officeooo:rsid="0016e735" officeooo:paragraph-rsid="0016e735" style:font-size-asian="12pt" style:font-size-complex="12pt"/>
    </style:style>
    <style:style style:name="P14" style:family="paragraph" style:parent-style-name="Standard" style:list-style-name="L2">
      <style:text-properties fo:font-size="12pt" style:text-underline-style="none" officeooo:rsid="001814b6" officeooo:paragraph-rsid="001814b6" style:font-size-asian="12pt" style:font-size-complex="12pt"/>
    </style:style>
    <style:style style:name="P15" style:family="paragraph" style:parent-style-name="Standard" style:list-style-name="L2">
      <style:text-properties fo:font-size="12pt" style:text-underline-style="none" officeooo:rsid="00209a1c" officeooo:paragraph-rsid="00209a1c" style:font-size-asian="12pt" style:font-size-complex="12pt"/>
    </style:style>
    <style:style style:name="T1" style:family="text">
      <style:text-properties officeooo:rsid="0016e735"/>
    </style:style>
    <style:style style:name="T2" style:family="text">
      <style:text-properties officeooo:rsid="0018d7b5"/>
    </style:style>
    <style:style style:name="T3" style:family="text">
      <style:text-properties style:text-underline-style="solid" style:text-underline-width="auto" style:text-underline-color="font-color"/>
    </style:style>
    <style:style style:name="T4" style:family="text">
      <style:text-properties fo:font-size="12pt" style:text-underline-style="none" style:font-size-asian="10.5pt" style:font-size-complex="12pt"/>
    </style:style>
    <style:style style:name="T5" style:family="text">
      <style:text-properties fo:font-size="12pt" style:text-underline-style="none" officeooo:rsid="00177294" style:font-size-asian="10.5pt" style:font-size-complex="12pt"/>
    </style:style>
    <style:style style:name="T6" style:family="text">
      <style:text-properties fo:font-size="12pt" style:text-underline-style="none" officeooo:rsid="001814b6" style:font-size-asian="10.5pt" style:font-size-complex="12pt"/>
    </style:style>
    <style:style style:name="T7" style:family="text">
      <style:text-properties fo:font-size="12pt" style:text-underline-style="none" officeooo:rsid="001e0818" style:font-size-asian="10.5pt" style:font-size-complex="12pt"/>
    </style:style>
    <style:style style:name="T8" style:family="text">
      <style:text-properties fo:font-size="12pt" officeooo:rsid="0016e735" style:font-size-asian="10.5pt" style:font-size-complex="12pt"/>
    </style:style>
    <style:style style:name="T9" style:family="text">
      <style:text-properties fo:font-size="12pt" officeooo:rsid="00177294" style:font-size-asian="10.5pt" style:font-size-complex="12pt"/>
    </style:style>
    <style:style style:name="T10" style:family="text">
      <style:text-properties officeooo:rsid="001814b6"/>
    </style:style>
    <style:style style:name="T11" style:family="text">
      <style:text-properties officeooo:rsid="001ace79"/>
    </style:style>
    <style:style style:name="T12" style:family="text">
      <style:text-properties officeooo:rsid="001c4f9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text:span text:style-name="T3">Vorläufiger Titel:</text:span> <text:s/></text:p>
      <text:p text:style-name="P6">Evolving Neural Networks with a<text:span text:style-name="T10">n</text:span> Evolutionary Algorithmn based on a <text:span text:style-name="T11">Language</text:span> <text:span text:style-name="T12">describing</text:span> Neural Network Components.</text:p>
      <text:p text:style-name="P2"/>
      <text:p text:style-name="P7">Ursprüngliche Problemstellung:</text:p>
      <text:p text:style-name="P5">Zur Ausführung einer Motorsteuerungsaufgabe wurde ein Spiking Neural Network trainiert dessen <text:s/>Schichten mit verschiedenen Wahrscheinlichkeiten verknüpft wurden. Für bestimmte Wahrscheinlichkeiten und Strukturen war es für das Netzwerk möglich die Steuerung zu lernen. Es ist allerdings nicht leicht eine solche Struktur zu finden, die auch noch kompakt ist. Eine Möglichkeit dies automatisiert zu tun ist der NEAT-Algorithmus. Da dieser aber die Verbindungen zwischen jedem einzelnen Neuron berücksichtigt ist es äußerst Zeitaufwändig <text:s/><text:span text:style-name="T10">und in der Praxis nicht umsetzbar </text:span>ein <text:span text:style-name="T10">solches </text:span>Netzwerk mit NEAT zu erstellen.</text:p>
      <text:p text:style-name="P5"/>
      <text:p text:style-name="P2"/>
      <text:p text:style-name="P10">Ziel der Arbeit:</text:p>
      <text:p text:style-name="P3"><text:span text:style-name="T8">Entwicklung eines NEAT-artigen Algortihmus welcher Komponenten von Neuronalen Netzwerken als </text:span><text:span text:style-name="T9">Gene verwendet. Diese Komponenten und ihre Abhängigkeiten werden über eine eigens hierfür entwickelte Sprache beschrieben.</text:span></text:p>
      <text:p text:style-name="P2"/>
      <text:p text:style-name="P7">Bestandteile der Arbeit:</text:p>
      <text:list xml:id="list6566993046751579370" text:style-name="L1">
        <text:list-item>
          <text:p text:style-name="P11"><text:span text:style-name="T5">L</text:span><text:span text:style-name="T4">iteraturanalyse. </text:span><text:span text:style-name="T6">Gibt es bereits Ansätze die in die Richtung der Arbeit gehen.</text:span><text:span text:style-name="T4"> Gibt es andere Lösungsansätze?</text:span></text:p>
        </text:list-item>
        <text:list-item>
          <text:p text:style-name="P12">Analyse der relevanten Komponenten und Abhängigkeiten welche berücksichtigt werden sollen</text:p>
        </text:list-item>
        <text:list-item>
          <text:p text:style-name="P12">Entwicklung einer Sprache zur Modellierung von Neuronalen Netzwerken über die relevanten Komponenten.</text:p>
        </text:list-item>
        <text:list-item>
          <text:p text:style-name="P12">Entwicklung eines NEAT-artigen evolutionären Algorithmus welcher Neuronale Netzwerke auf Basis einer Auswahl von Komponenten möglichst kompakt generiert.</text:p>
        </text:list-item>
        <text:list-item>
          <text:p text:style-name="P11"><text:span text:style-name="T4">Testen und Auswerten des Algorithmus auf der Motorsteuerung</text:span><text:span text:style-name="T6">s</text:span><text:span text:style-name="T4">aufgabe bzw. auf anderen Aufgaben ?? (habt ihr noch mehr ?, </text:span><text:span text:style-name="T7">Pole Balancing→ Neat</text:span><text:span text:style-name="T4">). <text:s/>War der Ansatz erfolgreich? Ist der </text:span><text:span text:style-name="T6">A</text:span><text:span text:style-name="T4">lgorithmus schneller als NEAT? Kann eine allgemeine Struktur abgeleitet werden die für </text:span><text:span text:style-name="T6">ein </text:span><text:span text:style-name="T4">NN hinreichend ist um d</text:span><text:span text:style-name="T6">ie Aufgabe</text:span><text:span text:style-name="T4"> zu lösen?</text:span></text:p>
        </text:list-item>
      </text:list>
      <text:p text:style-name="P9"/>
      <text:p text:style-name="P8">Rahmen der Arbeit:</text:p>
      <text:list xml:id="list1733706276062954239" text:style-name="L2">
        <text:list-item>
          <text:p text:style-name="P13">Sprache: Englisch</text:p>
        </text:list-item>
        <text:list-item>
          <text:p text:style-name="P14">Beginn: 20.03.2017</text:p>
        </text:list-item>
        <text:list-item>
          <text:p text:style-name="P14">Abgabe: Vermutlich Oktober</text:p>
        </text:list-item>
        <text:list-item>
          <text:p text:style-name="P15">Anmeldung Anfang April</text:p>
        </text:list-item>
        <text:list-item>
          <text:p text:style-name="P14">Betreuer: Martin und Sebastian ?</text:p>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rsid="0013dbd4" officeooo:paragraph-rsid="0013dbd4"/>
    </style:style>
    <style:style style:name="MT1" style:family="text">
      <style:text-properties officeooo:rsid="0016e735"/>
    </style:style>
    <style:style style:name="MT2" style:family="text">
      <style:text-properties officeooo:rsid="0018d7b5"/>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Masterthesis Themadefinition</text:span> <text:tab/><text:tab/><text:tab/><text:tab/><text:tab/><text:tab/>Maximus Mutschler <text:tab/><text:tab/><text:tab/><text:tab/><text:tab/><text:tab/><text:tab/><text:tab/><text:tab/><text:tab/><text:tab/><text:span text:style-name="MT2">27.02.2016</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5:00:20.372031287</meta:creation-date>
    <dc:date>2017-03-20T12:26:07.636333203</dc:date>
    <meta:editing-duration>PT2H19M25S</meta:editing-duration>
    <meta:editing-cycles>8</meta:editing-cycles>
    <meta:generator>LibreOffice/5.1.6.2$Linux_X86_64 LibreOffice_project/10m0$Build-2</meta:generator>
    <meta:document-statistic meta:table-count="0" meta:image-count="0" meta:object-count="0" meta:page-count="1" meta:paragraph-count="19" meta:word-count="269" meta:character-count="2023" meta:non-whitespace-character-count="1761"/>
  </office:meta>
</office:document-meta>
</file>